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2.671cm"/>
    </style:style>
    <style:style style:name="gr2" style:family="graphic" style:parent-style-name="standard">
      <style:graphic-properties draw:textarea-horizontal-align="justify" draw:textarea-vertical-align="middle" draw:auto-grow-height="false" fo:min-height="1.318cm" fo:min-width="1.308cm"/>
    </style:style>
    <style:style style:name="gr3" style:family="graphic" style:parent-style-name="standard">
      <style:graphic-properties draw:textarea-horizontal-align="justify" draw:textarea-vertical-align="middle" draw:auto-grow-height="false" fo:min-height="1.317cm" fo:min-width="1.307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fo:min-height="1.098cm"/>
    </style:style>
    <style:style style:name="gr6" style:family="graphic" style:parent-style-name="standard">
      <style:graphic-properties draw:stroke="none" svg:stroke-color="#000000" draw:fill="none" draw:fill-color="#ffffff" fo:min-height="1.387cm"/>
    </style:style>
    <style:style style:name="gr7" style:family="graphic" style:parent-style-name="objectwithoutfill">
      <style:graphic-properties draw:fill="none" draw:textarea-vertical-align="middle"/>
    </style:style>
    <style:style style:name="gr8" style:family="graphic" style:parent-style-name="standard">
      <style:graphic-properties draw:stroke="none" svg:stroke-color="#000000" draw:fill="none" draw:fill-color="#ffffff" fo:min-height="2.845cm"/>
    </style:style>
    <style:style style:name="gr9" style:family="graphic" style:parent-style-name="standard">
      <style:graphic-properties draw:textarea-horizontal-align="justify" draw:textarea-vertical-align="middle" draw:auto-grow-height="false" fo:min-height="1.317cm" fo:min-width="1.308cm"/>
    </style:style>
    <style:style style:name="gr10" style:family="graphic" style:parent-style-name="standard">
      <style:graphic-properties draw:stroke="none" svg:stroke-color="#000000" draw:fill="none" draw:fill-color="#ffffff" fo:min-height="1.099cm"/>
    </style:style>
    <style:style style:name="gr11" style:family="graphic" style:parent-style-name="standard">
      <style:graphic-properties draw:stroke="none" svg:stroke-color="#000000" draw:fill="none" draw:fill-color="#ffffff" fo:min-height="1.191cm"/>
    </style:style>
    <style:style style:name="gr12" style:family="graphic" style:parent-style-name="standard">
      <style:graphic-properties draw:stroke="none" svg:stroke-color="#000000" draw:fill="none" draw:fill-color="#ffffff" fo:min-height="2.798cm"/>
    </style:style>
    <style:style style:name="P1" style:family="paragraph">
      <loext:graphic-properties draw:fill="none" draw:fill-color="#ffffff"/>
    </style:style>
    <style:style style:name="P2" style:family="paragraph">
      <style:paragraph-properties fo:text-align="center"/>
    </style:style>
    <style:style style:name="P3" style:family="paragraph">
      <loext:graphic-properties draw:fill="none"/>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653cm" svg:height="2.921cm" svg:x="1.889cm" svg:y="1.381cm">
          <draw:text-box>
            <text:p>CH3: P17</text:p>
          </draw:text-box>
        </draw:frame>
        <draw:custom-shape draw:style-name="gr2" draw:text-style-name="P2" draw:layer="layout" svg:width="2.556cm" svg:height="2.216cm" svg:x="4.858cm" svg:y="6.6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 draw:id="id1" draw:layer="layout" svg:width="2.555cm" svg:height="2.215cm" svg:x="13.902cm" svg:y="6.8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3" draw:layer="layout" svg:x1="6.824cm" svg:y1="6.653cm" svg:x2="14.196cm" svg:y2="6.749cm">
          <text:p/>
        </draw:line>
        <draw:line draw:style-name="gr4" draw:text-style-name="P3" draw:layer="layout" svg:x1="14.099cm" svg:y1="9.157cm" svg:x2="7.021cm" svg:y2="9.061cm">
          <text:p/>
        </draw:line>
        <draw:frame draw:style-name="gr5" draw:text-style-name="P1" draw:layer="layout" svg:width="1.474cm" svg:height="1.348cm" svg:x="5.743cm" svg:y="7.424cm">
          <draw:text-box>
            <text:p>A</text:p>
          </draw:text-box>
        </draw:frame>
        <draw:frame draw:style-name="gr6" draw:text-style-name="P1" draw:layer="layout" svg:width="1.671cm" svg:height="1.637cm" svg:x="14.786cm" svg:y="7.617cm">
          <draw:text-box>
            <text:p>A</text:p>
          </draw:text-box>
        </draw:frame>
        <draw:line draw:style-name="gr7" draw:text-style-name="P3" draw:layer="layout" svg:x1="5.826cm" svg:y1="4.937cm" svg:x2="13.827cm" svg:y2="4.81cm">
          <text:p/>
        </draw:line>
        <draw:frame draw:style-name="gr8" draw:text-style-name="P1" draw:layer="layout" svg:width="8.918cm" svg:height="3.095cm" svg:x="6.08cm" svg:y="4.001cm">
          <draw:text-box>
            <text:p>rdt_send(data)</text:p>
            <text:p>Packet = make_pkt(data)</text:p>
            <text:p>udt_send(packet)</text:p>
          </draw:text-box>
        </draw:frame>
        <draw:line draw:style-name="gr4" draw:text-style-name="P3" draw:layer="layout" svg:x1="3.875cm" svg:y1="5.594cm" svg:x2="5.349cm" svg:y2="6.654cm">
          <text:p/>
        </draw:line>
        <draw:frame draw:style-name="gr8" draw:text-style-name="P1" draw:layer="layout" svg:width="7.827cm" svg:height="3.095cm" svg:x="7.905cm" svg:y="9.832cm">
          <draw:text-box>
            <text:p>rdt_rcv(data)</text:p>
            <text:p>extract(packet, data)</text:p>
            <text:p>deliver_data(data)</text:p>
          </draw:text-box>
        </draw:frame>
        <draw:line draw:style-name="gr7" draw:text-style-name="P3" draw:layer="layout" svg:x1="7.421cm" svg:y1="10.779cm" svg:x2="13.319cm" svg:y2="10.779cm">
          <text:p/>
        </draw:line>
        <draw:custom-shape draw:style-name="gr9" draw:text-style-name="P2" xml:id="id2" draw:id="id2" draw:layer="layout" svg:width="2.556cm" svg:height="2.215cm" svg:x="4.661cm" svg:y="15.2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2.556cm" svg:height="2.216cm" svg:x="13.705cm" svg:y="15.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3" draw:layer="layout" svg:x1="6.627cm" svg:y1="15.249cm" svg:x2="13.999cm" svg:y2="15.345cm">
          <text:p/>
        </draw:line>
        <draw:line draw:style-name="gr4" draw:text-style-name="P3" draw:layer="layout" svg:x1="13.902cm" svg:y1="17.753cm" svg:x2="6.824cm" svg:y2="17.657cm">
          <text:p/>
        </draw:line>
        <draw:frame draw:style-name="gr10" draw:text-style-name="P1" draw:layer="layout" svg:width="1.475cm" svg:height="1.349cm" svg:x="5.546cm" svg:y="16.019cm">
          <draw:text-box>
            <text:p>B</text:p>
          </draw:text-box>
        </draw:frame>
        <draw:frame draw:style-name="gr6" draw:text-style-name="P1" draw:layer="layout" svg:width="1.671cm" svg:height="1.637cm" svg:x="14.59cm" svg:y="16.212cm">
          <draw:text-box>
            <text:p>B</text:p>
          </draw:text-box>
        </draw:frame>
        <draw:frame draw:style-name="gr8" draw:text-style-name="P1" draw:layer="layout" svg:width="9.144cm" svg:height="3.095cm" svg:x="7.35cm" svg:y="13.065cm">
          <draw:text-box>
            <text:p>rdt_send(data)</text:p>
            <text:p>Packet = make_pkt(data)</text:p>
            <text:p>udt_send(packet)</text:p>
          </draw:text-box>
        </draw:frame>
        <draw:line draw:style-name="gr7" draw:text-style-name="P3" draw:layer="layout" svg:x1="7.477cm" svg:y1="13.954cm" svg:x2="13.954cm" svg:y2="13.954cm">
          <text:p/>
        </draw:line>
        <draw:line draw:style-name="gr4" draw:text-style-name="P3" draw:layer="layout" svg:x1="18.399cm" svg:y1="13.954cm" svg:x2="16.367cm" svg:y2="15.605cm">
          <text:p/>
        </draw:line>
        <draw:connector draw:style-name="gr4" draw:text-style-name="P3" draw:layer="layout" draw:type="curve" draw:line-skew="0cm 4.491cm" svg:x1="16.083cm" svg:y1="7.17cm" svg:x2="16.083cm" svg:y2="8.737cm" draw:start-shape="id1" draw:start-glue-point="11" draw:end-shape="id1" draw:end-glue-point="9" svg:d="M16083 7170c0-1239 1808-826 1808 783s-1808 2021-1808 784" svg:viewBox="0 0 1809 3013">
          <text:p/>
        </draw:connector>
        <draw:frame draw:style-name="gr11" draw:text-style-name="P1" draw:layer="layout" svg:width="5.407cm" svg:height="2.384cm" svg:x="15.532cm" svg:y="4.048cm">
          <draw:text-box>
            <text:p>rdt_send(data)</text:p>
            <text:p>rdt_unable_send(data)</text:p>
          </draw:text-box>
        </draw:frame>
        <draw:line draw:style-name="gr7" draw:text-style-name="P3" draw:layer="layout" svg:x1="15.986cm" svg:y1="4.937cm" svg:x2="19.918cm" svg:y2="4.937cm">
          <text:p/>
        </draw:line>
        <draw:frame draw:style-name="gr8" draw:text-style-name="P1" draw:layer="layout" svg:width="7.493cm" svg:height="3.095cm" svg:x="7.604cm" svg:y="17.971cm">
          <draw:text-box>
            <text:p>rdt_rcv(data)</text:p>
            <text:p>extract(packet, data)</text:p>
            <text:p>deliver_data(data)</text:p>
          </draw:text-box>
        </draw:frame>
        <draw:line draw:style-name="gr7" draw:text-style-name="P3" draw:layer="layout" svg:x1="7.316cm" svg:y1="18.887cm" svg:x2="13.7cm" svg:y2="18.907cm">
          <text:p/>
        </draw:line>
        <draw:frame draw:style-name="gr11" draw:text-style-name="P1" draw:layer="layout" svg:width="5.407cm" svg:height="2.384cm" svg:x="1.435cm" svg:y="12.332cm">
          <draw:text-box>
            <text:p>rdt_send(data)</text:p>
            <text:p>rdt_unable_send(data)</text:p>
          </draw:text-box>
        </draw:frame>
        <draw:line draw:style-name="gr7" draw:text-style-name="P3" draw:layer="layout" svg:x1="15.987cm" svg:y1="4.937cm" svg:x2="19.919cm" svg:y2="4.937cm">
          <text:p/>
        </draw:line>
        <draw:line draw:style-name="gr7" draw:text-style-name="P3" draw:layer="layout" svg:x1="1.381cm" svg:y1="13.221cm" svg:x2="6.969cm" svg:y2="13.221cm">
          <text:p/>
        </draw:line>
        <draw:connector draw:style-name="gr4" draw:text-style-name="P3" draw:layer="layout" draw:type="curve" draw:line-skew="0cm -4.56cm" svg:x1="5.035cm" svg:y1="15.573cm" svg:x2="5.035cm" svg:y2="17.14cm" draw:start-shape="id2" draw:start-glue-point="5" draw:end-shape="id2" draw:end-glue-point="7" svg:d="M5035 15573c0-1239-1876-826-1876 783s1876 2021 1876 784" svg:viewBox="0 0 1877 3013">
          <text:p/>
        </draw:connector>
      </draw:page>
      <draw:page draw:name="page2" draw:style-name="dp1" draw:master-page-name="Default">
        <draw:frame draw:style-name="gr12" draw:text-style-name="P1" draw:layer="layout" svg:width="18.796cm" svg:height="10.205cm" svg:x="1.508cm" svg:y="1.254cm">
          <draw:text-box>
            <text:p>Ch3 P25 </text:p>
            <text:p>a. Because since we are using UDP to translate packets. We have to construck more in the application layer about the packets. </text:p>
            <text:p>b. Because since TCP would have flow control and UDP do not hoave that. So that we would be able to write inside the application layer about how we want the flow looks like, which means we have more control with the flow of the whole system. </text:p>
            <text:p/>
            <text:p>Ch3 P26</text:p>
            <text:p>a. 2^32 = 4.19 GB</text:p>
            <text:p>b. (2^32)/536 = 8012998 </text:p>
            <text:p><text:s text:c="4"/>All data = 4.19 GB + 8012998 * 66 = 4.6 GB</text:p>
            <text:p><text:s text:c="4"/>Fin = 4.6 GB / 155 Mbps = 249s </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22T09:22:43.613779865</meta:creation-date>
    <dc:date>2019-02-22T10:59:07.114280817</dc:date>
    <meta:editing-duration>PT4M1S</meta:editing-duration>
    <meta:editing-cycles>1</meta:editing-cycles>
    <meta:document-statistic meta:object-count="31"/>
    <meta:generator>LibreOffice/5.1.6.2$Linux_X86_64 LibreOffice_project/10m0$Build-2</meta:generator>
  </office:meta>
</office:document-meta>
</file>